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2000000B8B128483B00D9311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31f6a" officeooo:paragraph-rsid="00031f6a"/>
    </style:style>
    <style:style style:name="P2" style:family="paragraph" style:parent-style-name="Standard">
      <style:text-properties officeooo:rsid="00044c89" officeooo:paragraph-rsid="00044c89"/>
    </style:style>
    <style:style style:name="P3" style:family="paragraph" style:parent-style-name="Standard">
      <style:text-properties officeooo:rsid="00059668" officeooo:paragraph-rsid="00059668"/>
    </style:style>
    <style:style style:name="P4" style:family="paragraph" style:parent-style-name="Standard">
      <style:text-properties fo:font-weight="bold" officeooo:rsid="00031f6a" officeooo:paragraph-rsid="00031f6a" style:font-weight-asian="bold" style:font-weight-complex="bold"/>
    </style:style>
    <style:style style:name="P5" style:family="paragraph" style:parent-style-name="Standard">
      <style:text-properties officeooo:rsid="00059668" officeooo:paragraph-rsid="00059668"/>
    </style:style>
    <style:style style:name="P6" style:family="paragraph" style:parent-style-name="Header">
      <style:paragraph-properties fo:text-align="end" style:justify-single-word="false"/>
      <style:text-properties officeooo:paragraph-rsid="000a24cf"/>
    </style:style>
    <style:style style:name="P7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T1" style:family="text">
      <style:text-properties officeooo:rsid="00044c89"/>
    </style:style>
    <style:style style:name="T2" style:family="text">
      <style:text-properties officeooo:rsid="0007b343"/>
    </style:style>
    <style:style style:name="T3" style:family="text">
      <style:text-properties officeooo:rsid="000a2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cursividad</text:span></text:p>
      <text:p text:style-name="P1"/>
      <text:p text:style-name="P2">1. Realice un método de ordenamiento quicksort para vectores de enteros de 10 elementos.</text:p>
      <text:p text:style-name="P2">2. Realice un método que retorne el acumulado de un vector de 10 enteros. Utilice recursividad.</text:p>
      <text:p text:style-name="P2">3. Realice un método que retorne el promedio de un vector de 10 enteros</text:p>
      <text:p text:style-name="P2">4. Realice un método que retorne el mayor elemento de un vector de 10 enteros. Utilice recursividad.</text:p>
      <text:p text:style-name="P2">5. Realice un método que retorne el menor elemento de un vector de 10 enteros. Utilice recursividad.</text:p>
      <text:p text:style-name="P3">6. Realice un método que retorne el valor del triangulo de pascal en la posición determinada por <text:span text:style-name="T2">parámetros.</text:span></text:p>
      <text:p text:style-name="P3"/>
      <text:p text:style-name="P3">El triangulo de pascal tiene la siguiente forma :</text:p>
      <text:p text:style-name="P3"/>
      <text:p text:style-name="P3">1</text:p>
      <text:p text:style-name="P3">11</text:p>
      <text:p text:style-name="P3">121</text:p>
      <text:p text:style-name="P3">1331</text:p>
      <text:p text:style-name="P3">14641</text:p>
      <text:p text:style-name="P3">…</text:p>
      <text:p text:style-name="P3"/>
      <text:p text:style-name="P3">El método debe retornar por ejemplo 3 para los parámetros : columna 2, fila 4.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B128483B00D93114.png" xlink:type="simple" xlink:show="embed" xlink:actuate="onLoad"/></draw:frame>Programación Orientada a Objetos </text:p>
        <text:p text:style-name="MP2"><text:span text:style-name="MT1">Guía</text:span> de trabajos prácticos numero <text:span text:style-name="MT1">2</text:span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16:22.398130077</meta:creation-date>
    <dc:date>2018-04-09T01:48:02.544789161</dc:date>
    <meta:editing-duration>PT3H34M4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7" meta:word-count="137" meta:character-count="786" meta:non-whitespace-character-count="664"/>
  </office:meta>
</office:document-meta>
</file>